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nux Biolinum Capitals O" svg:font-family="'Linux Biolinum Capitals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nux Biolinum Capitals O" fo:font-size="12pt" fo:font-weight="bold" officeooo:paragraph-rsid="002034c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nux Biolinum Capitals O" fo:font-size="12pt" fo:font-weight="normal" officeooo:paragraph-rsid="002168a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nux Biolinum Capitals O" fo:font-size="12pt" fo:font-weight="normal" officeooo:paragraph-rsid="002034c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nux Biolinum Capitals O" fo:font-size="12pt" fo:font-style="italic" fo:font-weight="normal" officeooo:paragraph-rsid="002034c0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nux Biolinum Capitals O" fo:font-size="14pt" fo:font-weight="bold" officeooo:paragraph-rsid="002034c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nux Biolinum Capitals O" fo:font-size="16pt" fo:font-weight="bold" officeooo:rsid="001e5ca2" officeooo:paragraph-rsid="00245c2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nux Biolinum Capitals O" fo:font-size="14pt" fo:font-weight="bold" officeooo:rsid="002034c0" officeooo:paragraph-rsid="00245c2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nux Biolinum Capitals O" fo:font-size="14pt" fo:font-weight="bold" officeooo:rsid="00230b7e" officeooo:paragraph-rsid="00230b7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nux Biolinum Capitals O" fo:font-size="12pt" fo:font-weight="normal" officeooo:rsid="002034c0" officeooo:paragraph-rsid="002034c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nux Biolinum Capitals O" fo:font-size="12pt" fo:font-weight="normal" officeooo:rsid="00230b7e" officeooo:paragraph-rsid="00230b7e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nux Biolinum Capitals O" fo:font-size="12pt" fo:font-weight="normal" officeooo:rsid="00230b7e" officeooo:paragraph-rsid="00230b7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nux Biolinum Capitals O" fo:font-size="12pt" fo:font-weight="normal" officeooo:rsid="00239a96" officeooo:paragraph-rsid="002034c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nux Biolinum Capitals O" fo:font-size="12pt" fo:font-weight="normal" officeooo:rsid="00239a96" officeooo:paragraph-rsid="00239a96" style:font-size-asian="10.5pt" style:font-weight-asian="normal" style:font-size-complex="12pt" style:font-weight-complex="normal"/>
    </style:style>
    <style:style style:name="T1" style:family="text">
      <style:text-properties officeooo:rsid="002034c0"/>
    </style:style>
    <style:style style:name="T2" style:family="text">
      <style:text-properties officeooo:rsid="002168ab"/>
    </style:style>
    <style:style style:name="T3" style:family="text">
      <style:text-properties officeooo:rsid="00239a96"/>
    </style:style>
    <style:style style:name="T4" style:family="text">
      <style:text-properties fo:font-style="italic" officeooo:rsid="002168ab" style:font-style-asian="italic" style:font-style-complex="italic"/>
    </style:style>
    <style:style style:name="T5" style:family="text">
      <style:text-properties fo:font-style="italic" officeooo:rsid="0024be4f" style:font-style-asian="italic" style:font-style-complex="italic"/>
    </style:style>
    <style:style style:name="T6" style:family="text">
      <style:text-properties officeooo:rsid="00245c2f"/>
    </style:style>
    <style:style style:name="T7" style:family="text">
      <style:text-properties officeooo:rsid="0024be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7">Quirófano</text:span></text:p>
      <text:p text:style-name="P6"/>
      <text:p text:style-name="P7">-Login</text:p>
      <text:p text:style-name="P9">Dar acceso a los usuarios</text:p>
      <text:p text:style-name="P9"/>
      <text:p text:style-name="P9"/>
      <text:p text:style-name="P2"><text:span text:style-name="T4">Posteriormente se </text:span><text:span text:style-name="T5">tendrá</text:span><text:span text:style-name="T4"> varias opciones:</text:span><text:span text:style-name="T2"> </text:span></text:p>
      <text:p text:style-name="P10"/>
      <text:p text:style-name="P8">-Programación de la <text:span text:style-name="T7">cirugía</text:span> en una respectiva sala</text:p>
      <text:p text:style-name="P10">En esta opción el médico encargado <text:span text:style-name="T7">podrá</text:span> programar una <text:span text:style-name="T7">cirugía</text:span> a un paciente o su paciente con datos <text:span text:style-name="T7">específicos</text:span> de los cuales los mas importantes son:</text:p>
      <text:p text:style-name="P10"/>
      <text:list xml:id="list4357049701" text:style-name="L1">
        <text:list-item>
          <text:p text:style-name="P11">Datos del paciente</text:p>
        </text:list-item>
        <text:list-item>
          <text:p text:style-name="P11">Diagnostico</text:p>
        </text:list-item>
        <text:list-item>
          <text:p text:style-name="P11">Procedimiento de la <text:span text:style-name="T7">cirugía</text:span></text:p>
        </text:list-item>
        <text:list-item>
          <text:p text:style-name="P11">Datos del <text:span text:style-name="T7">cirujano</text:span> que realizara la operación</text:p>
        </text:list-item>
        <text:list-item>
          <text:p text:style-name="P11">Insumos</text:p>
        </text:list-item>
        <text:list-item>
          <text:p text:style-name="P11">Tiempo estimado del procedimiento</text:p>
        </text:list-item>
      </text:list>
      <text:p text:style-name="P10"/>
      <text:p text:style-name="P10"/>
      <text:p text:style-name="P5"><text:span text:style-name="T1">-Agenda </text:span><text:span text:style-name="T2">para cada una de las salas</text:span></text:p>
      <text:p text:style-name="P9">Contara con tres tipos de programación</text:p>
      <text:p text:style-name="P12"/>
      <text:p text:style-name="P4"><text:span text:style-name="T3">a) </text:span><text:span text:style-name="T1">Las </text:span><text:span text:style-name="T7">cirugías</text:span><text:span text:style-name="T1"> programadas</text:span></text:p>
      <text:p text:style-name="P9"/>
      <text:p text:style-name="P9">Son las <text:span text:style-name="T7">cirugías</text:span> que fueron programadas para ciertas fechas y horas y que no se <text:span text:style-name="T7">h</text:span>an realizado.</text:p>
      <text:p text:style-name="P13"><text:span text:style-name="T7">Tendrán</text:span> diferentes <text:span text:style-name="T7">opciones</text:span> como la edición de la misma, <text:span text:style-name="T7">aplazarla</text:span>, iniciarla, indicar si el <text:span text:style-name="T7">paciente</text:span> ya esta listo para la operación entre otros.</text:p>
      <text:p text:style-name="P9"/>
      <text:p text:style-name="P9"/>
      <text:p text:style-name="P4"><text:span text:style-name="T3">b) </text:span><text:span text:style-name="T1">Transoperatorio</text:span></text:p>
      <text:p text:style-name="P9"/>
      <text:p text:style-name="P9">Son las <text:span text:style-name="T7">cirugías</text:span> que se <text:span text:style-name="T7">están</text:span> r<text:span text:style-name="T7">e</text:span>alizando en el instante</text:p>
      <text:p text:style-name="P13">Se <text:span text:style-name="T7">podrá</text:span> indicar si se necesitan ciertos instrumentos <text:span text:style-name="T7">rápidamente</text:span>, se puede finalizar para pasar al siguiente paso.</text:p>
      <text:p text:style-name="P9"/>
      <text:p text:style-name="P9"/>
      <text:p text:style-name="P4"><text:span text:style-name="T3">c) </text:span><text:span text:style-name="T1">Las realizadas</text:span></text:p>
      <text:p text:style-name="P9"/>
      <text:p text:style-name="P9">Son las <text:span text:style-name="T7">cirugías</text:span> ya realizadas en fase de espera</text:p>
      <text:p text:style-name="P13">Para diferente información que se requiera del procedimiento realizado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5"><text:span text:style-name="T1">-</text:span><text:span text:style-name="T7">Cirugías</text:span><text:span text:style-name="T1"> diferidas </text:span><text:span text:style-name="T2">o aplazadas</text:span></text:p>
      <text:p text:style-name="P3"><text:span text:style-name="T1">Son aquellas </text:span><text:span text:style-name="T7">cirugías</text:span><text:span text:style-name="T1"> que fueron aplazadas por ciertas razones par</text:span><text:span text:style-name="T7">a </text:span><text:span text:style-name="T1">una reprogramacion </text:span><text:span text:style-name="T7">posterior.</text:span><text:span text:style-name="T1"> </text:span><text:span text:style-name="T3">Para poder </text:span><text:span text:style-name="T7">aplazar</text:span><text:span text:style-name="T3"> o diferir una </text:span><text:span text:style-name="T7">cirugía</text:span><text:span text:style-name="T3"> es necesario indicar el motivo por el cual esta fue </text:span><text:span text:style-name="T7">aplazada</text:span></text:p>
      <text:p text:style-name="P9"/>
      <text:p text:style-name="P9"/>
      <text:p text:style-name="P1"><text:span text:style-name="T1">-Salas </text:span><text:span text:style-name="T2">disponibles</text:span></text:p>
      <text:p text:style-name="P3"><text:span text:style-name="T1">Se muestran las diferentes salas disponibles para la </text:span><text:span text:style-name="T7">cirugías</text:span><text:span text:style-name="T1">, </text:span><text:span text:style-name="T7">además</text:span><text:span text:style-name="T6"> de poder agregar o quitar una de estas sal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nux Biolinum Capitals O" svg:font-family="'Linux Biolinum Capitals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e </meta:initial-creator>
    <meta:creation-date>2013-07-22T10:25:34</meta:creation-date>
    <dc:date>2013-07-31T08:58:54</dc:date>
    <dc:creator>Biomedica </dc:creator>
    <meta:editing-duration>PT20M54S</meta:editing-duration>
    <meta:editing-cycles>5</meta:editing-cycles>
    <meta:generator>LibreOffice/3.6$Linux_x86 LibreOffice_project/360m1$Build-2</meta:generator>
    <meta:document-statistic meta:table-count="0" meta:image-count="0" meta:object-count="0" meta:page-count="2" meta:paragraph-count="27" meta:word-count="235" meta:character-count="1461" meta:non-whitespace-character-count="1258"/>
  </office:meta>
</office:document-meta>
</file>